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6000009C4AD3E521664F4E1D7.png" manifest:media-type="image/png"/>
  <manifest:file-entry manifest:full-path="Pictures/10000201000003730000088E650C21799F51EA06.png" manifest:media-type="image/png"/>
  <manifest:file-entry manifest:full-path="Pictures/100002010000038A000009C4293CCBFC2CB7E601.png" manifest:media-type="image/png"/>
  <manifest:file-entry manifest:full-path="Pictures/1000020100000375000003F7262A016BEC75E483.png" manifest:media-type="image/png"/>
  <manifest:file-entry manifest:full-path="Pictures/10000201000003B0000003C9A43A9CAE1D2551A0.png" manifest:media-type="image/png"/>
  <manifest:file-entry manifest:full-path="Pictures/100002010000032A000009C40D0E8CDC1173EC35.png" manifest:media-type="image/png"/>
  <manifest:file-entry manifest:full-path="Pictures/1000020100000280000001E0AB93832E401514B8.png" manifest:media-type="image/png"/>
  <manifest:file-entry manifest:full-path="Pictures/10000201000003B3000003202DB3A2E6CEBA63E5.png" manifest:media-type="image/png"/>
  <manifest:file-entry manifest:full-path="Pictures/10000201000008880000057A023BC4F3EF1D6A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-0.5016in" fo:margin-right="-0.5102in" fo:margin-top="0in" fo:margin-bottom="0.0098in" loext:contextual-spacing="false" fo:line-height="106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-0.4209in" fo:margin-right="-0.4508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4291in" fo:margin-right="-0.4417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-0.4291in" fo:margin-right="-0.4319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4256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8" style:family="paragraph">
      <loext:graphic-properties draw:fill="solid" draw:fill-color="#000000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000000" draw:textarea-vertical-align="middle" draw:auto-grow-height="false" fo:min-height="0in" fo:min-width="0in" fo:padding-top="0.1in" fo:padding-bottom="0.1in" fo:padding-left="0.1in" fo:padding-right="0.1in" fo:wrap-option="wrap" fo:margin-left="0in" fo:margin-right="0in" fo:margin-top="0in" fo:margin-bottom="0.111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none" draw:textarea-vertical-align="middle" draw:auto-grow-height="false" draw:fit-to-size="false" style:shrink-to-fit="false" fo:min-height="3.7717in" fo:min-width="6.9417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draw:fill="none" draw:textarea-vertical-align="middle" draw:auto-grow-height="false" draw:fit-to-size="false" style:shrink-to-fit="false" fo:min-height="9.6937in" fo:min-width="6.9402in" fo:padding-top="0.1in" fo:padding-bottom="0.1in" fo:padding-left="0.1in" fo:padding-right="0.1in" fo:wrap-option="wrap" style:run-through="foreground"/>
    </style:style>
    <style:style style:name="gr7" style:family="graphic">
      <style:graphic-properties draw:stroke="dash" draw:stroke-dash="Dashed_20__28_var_29__20_4" svg:stroke-width="0.0118in" svg:stroke-color="#d9e2f3" draw:stroke-linejoin="round" draw:fill="none" draw:textarea-vertical-align="middle" draw:auto-grow-height="false" draw:fit-to-size="false" style:shrink-to-fit="false" fo:min-height="9.6937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none" draw:textarea-vertical-align="middle" draw:auto-grow-height="false" draw:fit-to-size="false" style:shrink-to-fit="false" fo:min-height="9.6409in" fo:min-width="6.9299in" fo:padding-top="0.1in" fo:padding-bottom="0.1in" fo:padding-left="0.1in" fo:padding-right="0.1in" fo:wrap-option="wrap" style:run-through="foreground"/>
    </style:style>
    <style:style style:name="gr9" style:family="graphic">
      <style:graphic-properties draw:stroke="dash" draw:stroke-dash="Dashed_20__28_var_29__20_4" svg:stroke-width="0.0118in" svg:stroke-color="#d9e2f3" draw:stroke-linejoin="round" draw:fill="none" draw:textarea-vertical-align="middle" draw:auto-grow-height="false" draw:fit-to-size="false" style:shrink-to-fit="false" fo:min-height="9.6409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vertical-align="middle" draw:auto-grow-height="false" draw:fit-to-size="false" style:shrink-to-fit="false" fo:min-height="9.4236in" fo:min-width="3.472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dash" draw:stroke-dash="Dashed_20__28_var_29__20_4" svg:stroke-width="0.0118in" svg:stroke-color="#d9e2f3" draw:stroke-linejoin="round" draw:fill="none" draw:textarea-vertical-align="middle" draw:auto-grow-height="false" draw:fit-to-size="false" style:shrink-to-fit="false" fo:min-height="9.4236in" fo:min-width="0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7.2799in" svg:height="4.6728in" draw:z-index="0"><draw:image xlink:href="Pictures/10000201000008880000057A023BC4F3EF1D6A99.png" xlink:type="simple" xlink:show="embed" xlink:actuate="onLoad" loext:mime-type="image/png"/></draw:frame><draw:frame draw:style-name="fr2" draw:name="image2.png" text:anchor-type="char" svg:x="3.198in" svg:y="2.5in" svg:width="4.0417in" svg:height="2.6925in" draw:z-index="1"><draw:image xlink:href="Pictures/1000020100000280000001E0AB93832E401514B8.png" xlink:type="simple" xlink:show="embed" xlink:actuate="onLoad" loext:mime-type="image/png"/></draw:frame></text:p>
      <text:p text:style-name="P2"><draw:g text:anchor-type="as-char" draw:z-index="2" draw:style-name="gr2"><draw:g draw:style-name="gr3"><draw:custom-shape draw:name="Shape 4" draw:style-name="gr4" draw:text-style-name="P9" svg:width="7.1413in" svg:height="3.9713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9" draw:style-name="gr5" draw:text-style-name="P10" svg:width="3.1461in" svg:height="3.2307in" svg:x="0in" svg:y="0in"><draw:image xlink:href="Pictures/10000201000003B0000003C9A43A9CAE1D2551A0.png" xlink:type="simple" xlink:show="embed" xlink:actuate="onLoad"><text:p/></draw:image></draw:frame><draw:frame draw:name="Shape 10" draw:style-name="gr5" draw:text-style-name="P10" svg:width="2.9496in" svg:height="3.3843in" svg:x="4.1917in" svg:y="0.5866in"><draw:image xlink:href="Pictures/1000020100000375000003F7262A016BEC75E483.png" xlink:type="simple" xlink:show="embed" xlink:actuate="onLoad"><text:p/></draw:image></draw:frame></draw:g></draw:g></text:p>
      <text:p text:style-name="P3"><draw:g text:anchor-type="as-char" draw:z-index="3" draw:style-name="gr2"><draw:g draw:style-name="gr3"><draw:custom-shape draw:name="Shape 4" draw:style-name="gr6" draw:text-style-name="P9" svg:width="7.1398in" svg:height="9.8933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5" draw:style-name="gr5" draw:text-style-name="P10" svg:width="3.1598in" svg:height="8.724in" svg:x="0in" svg:y="0.448in"><draw:image xlink:href="Pictures/100002010000038A000009C4293CCBFC2CB7E601.png" xlink:type="simple" xlink:show="embed" xlink:actuate="onLoad"><text:p/></draw:image></draw:frame><draw:frame draw:name="Shape 6" draw:style-name="gr5" draw:text-style-name="P10" svg:width="2.9425in" svg:height="7.3012in" svg:x="4.1965in" svg:y="0.5835in"><draw:image xlink:href="Pictures/10000201000003730000088E650C21799F51EA06.png" xlink:type="simple" xlink:show="embed" xlink:actuate="onLoad"><text:p/></draw:image></draw:frame><draw:custom-shape draw:name="Shape 7" draw:style-name="gr7" draw:text-style-name="P9" svg:width="0.0012in" svg:height="9.8933in" svg:x="3.6681in" svg:y="0in"><text:p/><draw:enhanced-geometry draw:mirror-horizontal="false" draw:mirror-vertical="false" drawooo:sub-view-size="120000 9045575" draw:text-areas="0 0 ?f0 ?f1" svg:viewBox="0 0 0 0" draw:type="ooxml-non-primitive" draw:enhanced-path="M 0 0 L 0 9045575 N"><draw:equation draw:name="f0" draw:formula="logwidth"/><draw:equation draw:name="f1" draw:formula="logheight"/></draw:enhanced-geometry></draw:custom-shape></draw:g></draw:g></text:p>
      <text:p text:style-name="P4"><draw:g text:anchor-type="as-char" draw:z-index="4" draw:style-name="gr2"><draw:g draw:style-name="gr3"><draw:custom-shape draw:name="Shape 4" draw:style-name="gr8" draw:text-style-name="P9" svg:width="7.1295in" svg:height="9.8406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15" draw:style-name="gr5" draw:text-style-name="P10" svg:width="3.1496in" svg:height="9.224in" svg:x="0in" svg:y="0.0339in"><draw:image xlink:href="Pictures/1000020100000356000009C4AD3E521664F4E1D7.png" xlink:type="simple" xlink:show="embed" xlink:actuate="onLoad"><text:p/></draw:image></draw:frame><draw:frame draw:name="Shape 16" draw:style-name="gr5" draw:text-style-name="P10" svg:width="2.9224in" svg:height="9.024in" svg:x="4.2071in" svg:y="0.4047in"><draw:image xlink:href="Pictures/100002010000032A000009C40D0E8CDC1173EC35.png" xlink:type="simple" xlink:show="embed" xlink:actuate="onLoad"><text:p/></draw:image></draw:frame><draw:custom-shape draw:name="Shape 17" draw:style-name="gr9" draw:text-style-name="P9" svg:width="0.0012in" svg:height="9.8406in" svg:x="3.6689in" svg:y="0in"><text:p/><draw:enhanced-geometry draw:mirror-horizontal="false" draw:mirror-vertical="false" drawooo:sub-view-size="120000 8997315" draw:text-areas="0 0 ?f0 ?f1" svg:viewBox="0 0 0 0" draw:type="ooxml-non-primitive" draw:enhanced-path="M 0 0 L 0 8997315 N"><draw:equation draw:name="f0" draw:formula="logwidth"/><draw:equation draw:name="f1" draw:formula="logheight"/></draw:enhanced-geometry></draw:custom-shape></draw:g></draw:g></text:p>
      <text:p text:style-name="P5"><draw:g text:anchor-type="as-char" draw:z-index="5" draw:style-name="gr2"><draw:g draw:style-name="gr3"><draw:custom-shape draw:name="Shape 4" draw:style-name="gr10" draw:text-style-name="P9" svg:width="3.6717in" svg:height="9.6232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12" draw:style-name="gr5" draw:text-style-name="P10" svg:width="3.1571in" svg:height="2.6661in" svg:x="0in" svg:y="0.5799in"><draw:image xlink:href="Pictures/10000201000003B3000003202DB3A2E6CEBA63E5.png" xlink:type="simple" xlink:show="embed" xlink:actuate="onLoad"><text:p/></draw:image></draw:frame><draw:custom-shape draw:name="Shape 13" draw:style-name="gr11" draw:text-style-name="P9" svg:width="0.0012in" svg:height="9.6232in" svg:x="3.6709in" svg:y="0in"><text:p/><draw:enhanced-geometry draw:mirror-horizontal="false" draw:mirror-vertical="false" drawooo:sub-view-size="120000 8798560" draw:text-areas="0 0 ?f0 ?f1" svg:viewBox="0 0 0 0" draw:type="ooxml-non-primitive" draw:enhanced-path="M 0 0 L 0 8798560 N"><draw:equation draw:name="f0" draw:formula="logwidth"/><draw:equation draw:name="f1" draw:formula="logheight"/></draw:enhanced-geometry></draw:custom-shap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draw:stroke-dash draw:name="Dashed_20__28_var_29__20_4" draw:display-name="Dashed (var) 4" draw:style="rect" draw:dots1="1" draw:dots1-length="0.0138in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MP3" style:family="paragraph">
      <loext:graphic-properties draw:fill="solid" draw:fill-color="#000000"/>
      <style:paragraph-properties fo:text-align="start"/>
      <style:text-properties fo:font-size="1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.1in" fo:border="none" draw:textarea-vertical-align="middle"/>
    </style:style>
    <style:style style:name="Mgr1" style:family="graphic" style:parent-style-name="Graphics">
      <style:graphic-properties draw:stroke="none" svg:stroke-width="0in" draw:fill="solid" draw:fill-color="#000000" draw:textarea-vertical-align="middle" draw:auto-grow-height="false" fo:min-height="0in" fo:min-width="0in" fo:padding-top="0.1in" fo:padding-bottom="0.1in" fo:padding-left="0.1in" fo:padding-right="0.1in" fo:wrap-option="wrap" fo:margin-left="0in" fo:margin-right="0in" fo:margin-top="0in" fo:margin-bottom="0.111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618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46in" fo:margin-left="0in" fo:margin-right="0in" fo:margin-bottom="0.345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x="0.611in" svg:y="2.2638in" svg:width="0.0425in" svg:height="0.0783in" draw:z-index="0"><draw:text-box><text:p text:style-name="MP2"/></draw:text-box></draw:frame><draw:custom-shape text:anchor-type="paragraph" draw:z-index="0" draw:name="Image1" draw:style-name="Mgr1" draw:text-style-name="MP3" svg:width="0.0421in" svg:height="0.078in" svg:x="0.611in" svg:y="2.2638in"><text:p text:style-name="MP2"/><draw:enhanced-geometry draw:mirror-horizontal="false" draw:mirror-vertical="false" drawooo:sub-view-size="28194 61055" draw:text-areas="0 0 ?f0 ?f1" svg:viewBox="0 0 0 0" draw:type="ooxml-non-primitive" draw:enhanced-path="M 27432 0 L 28194 152 28194 7959 27432 7620 C 21336 7620 18288 10668 15240 13716 12192 18288 10668 22860 10668 30575 10668 36671 12192 42767 15240 47339 18288 50387 21336 51911 27432 51911 L 28194 51657 28194 60827 27432 61055 C 22860 61055 16764 59531 13716 56483 9144 54959 6096 51911 3048 47339 1524 42767 0 36671 0 30575 0 24384 1524 18288 3048 13716 6096 9144 9144 6096 13716 3048 16764 1524 22860 0 27432 0 Z N"><draw:equation draw:name="f0" draw:formula="logwidth"/><draw:equation draw:name="f1" draw:formula="logheight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5" meta:word-count="0" meta:character-count="0" meta:non-whitespace-character-count="0"/>
    <meta:generator>LibreOfficeDev/6.0.5.2$Linux_X86_64 LibreOffice_project/</meta:generator>
  </office:meta>
</office:document-meta>
</file>